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D000003BAD3D9B49DC677E945.png" manifest:media-type="image/png"/>
  <manifest:file-entry manifest:full-path="Pictures/1000000100000301000002F68C77B598D46326E3.png" manifest:media-type="image/png"/>
  <manifest:file-entry manifest:full-path="Pictures/100000010000054F00000297FFE31C55EDFB215A.png" manifest:media-type="image/png"/>
  <manifest:file-entry manifest:full-path="Pictures/1000000100000317000002A3A0F8FF17CB0DB94C.png" manifest:media-type="image/png"/>
  <manifest:file-entry manifest:full-path="Pictures/10000001000004840000011F65C9840EF75D34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69cm" svg:y="-1.392cm" svg:width="20.477cm" svg:height="5.082cm" draw:z-index="0"><draw:image xlink:href="Pictures/10000001000004840000011F65C9840EF75D34C6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-1.789cm" svg:y="0.432cm" svg:width="20.622cm" svg:height="10.058cm" draw:z-index="1"><draw:image xlink:href="Pictures/100000010000054F00000297FFE31C55EDFB21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889cm" svg:y="-1.215cm" svg:width="19.001cm" svg:height="14.019cm" draw:z-index="2"><draw:image xlink:href="Pictures/100000010000050D000003BAD3D9B49DC677E945.png" xlink:type="simple" xlink:show="embed" xlink:actuate="onLoad" draw:mime-type="image/png"/></draw:frame><draw:frame draw:style-name="fr1" draw:name="Image4" text:anchor-type="char" svg:x="0.688cm" svg:y="13.24cm" svg:width="15.804cm" svg:height="13.485cm" draw:z-index="3"><draw:image xlink:href="Pictures/1000000100000317000002A3A0F8FF17CB0DB94C.png" xlink:type="simple" xlink:show="embed" xlink:actuate="onLoad" draw:mime-type="image/png"/></draw:frame><text:soft-page-break/></text:p>
      <text:p text:style-name="Standard"><draw:frame draw:style-name="fr1" draw:name="Image5" text:anchor-type="char" svg:x="0cm" svg:y="-0.699cm" svg:width="17cm" svg:height="16.757cm" draw:z-index="4"><draw:image xlink:href="Pictures/1000000100000301000002F68C77B598D46326E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4:37:22.908935557</meta:creation-date>
    <dc:date>2026-02-16T14:44:53.092328211</dc:date>
    <meta:editing-duration>PT7M30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